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bell_FF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x_opening_sound_FFS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ock_ticking_FFS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king_chair_FFS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wd_babble_FFS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ric_brushing_FFS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voice_a_FFS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steps_FF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s_hooves_a_FFS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s_hooves_b_FFS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act_of_object_on_table_FFS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_voice_a_FFS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b_FFS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_car_FF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tling_of_paper_FFS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aping_FFS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ping_FF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ngs_FFS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_squark_FFS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_voice_FFS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sing_curtains_FFS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osing_watch_FFS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king_of_basket_FFS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king_window_FF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or_closing_FF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creaking_FF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lock_FFS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opening_FF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voice_b_FFS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steps_on_stairs_FFS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act_of_basket_on_table_FF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act_of_watch_on_table_FF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gling_keys_FFS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gling_of_watch_chain_FFS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_voice_a_FFS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_FFS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ttle_of_lamp_FFS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ngs_FFS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nth_pad_FFS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ud_FF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braphone_FFS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wind_FFS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song_FFS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t_wheels_FF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steps_FFS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oves_FFS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rse_breathing_FF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rse_grunt_FFS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gling_coins_FFS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_voice_a_FF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c_FFS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s_FF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tle_of_paper_FFS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ngs_FFS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_FFS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d_whistling_FFS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ds_FFS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t_wheels_FFS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w_cawing_FFS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or_creaking_FFS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steps_FF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oves_FF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rse_snorting_FFS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act_of_breifcase_FFS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gling_keys_FFS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ening_door_FFS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ngs_FF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locking_door_FFS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d_FFS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dsong_FFS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thing_FFS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k_of_stairs_FFS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king_upstairs_FFS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_cawing_FFS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w_flapping_FFS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umping_paper_FFS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creaking_FFS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rattling_FFS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bric_brushing_FFS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e_crackling_FFS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steps_FFS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otsteps_on_stairs_FFS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ass_smashing_FFS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psicord_FFS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f_ringing_FFS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f_whisper_FFS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act_of_lantern_on_floor_FFS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act_of_object_on_desk_FFS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_voice_a_FFS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_chair_FFS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sic_box_FFS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le_of_nest_FFS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tling_of_baby_bird_FFS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ufflings_cards_FFS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ngs_FFS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ud_as_door_kicked_FFS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ud_upstairs_FFS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spering_FFS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_whistling_FFS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dow_opening_FFS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odwind_FFS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song_FFS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thing_FFS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ld_shouting_FFS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s_voice_a_FFS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s_voice_b_FFS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r_closing_FFS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_creaking_FFS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scream_FFS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otsteps_FFS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oves_FFS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se_neighing_FFS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wling_sound_FFS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act_sound_FFS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f_rumbling_FFS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e_voice_a_FFS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shouting_FFS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aming_FFS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s_FFS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_FFS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ir_moving_FFS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ock_ticking_FFS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king_sounds_FFS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g_barking_FFS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g_growling_FFS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e_crackling_FFS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f_whispering_FFS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f_rumble_FFS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eeching_FFS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nth_pad_FFS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ckwork_monkey_FFS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king_FFS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umpling_of_wallpaper_FFS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ickering_of_candle_FFS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steps_FFS8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f_whispering_FFS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act_of_candle_on_shelf_FFS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f_rumble_FFS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per_falling_on_floor_FFS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pping_wallpaper_FFS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aping_of_hand_on_wallpaper_FFS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nth_pad_FFS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6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36P2" style:volatile="true" number:language="en" number:country="GB">
      <number:text> </number:text>
      <loext:fill-character> </loext:fill-character>
      <number:text>-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3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37P2" style:volatile="true" number:language="en" number:country="GB">
      <number:text> £</number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8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9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9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9:35:34.963146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9:22:11.609393867</meta:creation-date>
    <dc:date>2014-12-20T19:35:43.030113241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1000" meta:object-count="0"/>
  </office:meta>
</office:document-meta>
</file>